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Config.addCommand( CommandConfig comman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Config.setCommands( List comm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Config.Chai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Confi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Config.get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